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F21000002150000010EDCBE292FFF52FFA5.svg" manifest:media-type="image/svg+xml"/>
  <manifest:file-entry manifest:full-path="Pictures/100000010000001F00000010915B3FE1ABC9704F.png" manifest:media-type="image/png"/>
  <manifest:file-entry manifest:full-path="Pictures/1000105B000002110000010E8BE34BC22EEC3717.svg" manifest:media-type="image/svg+xml"/>
  <manifest:file-entry manifest:full-path="Pictures/100011F3000002120000011201924D9AE9EBC5B2.svg" manifest:media-type="image/svg+xml"/>
  <manifest:file-entry manifest:full-path="Pictures/100000010000002C000000113EB9F9D0AD84E2CE.png" manifest:media-type="image/png"/>
  <manifest:file-entry manifest:full-path="Pictures/100015E0000002F20000012073A6C16C323D8340.svg" manifest:media-type="image/svg+xml"/>
  <manifest:file-entry manifest:full-path="Pictures/100000010000003300000011C26B1D6EE66BB623.png" manifest:media-type="image/png"/>
  <manifest:file-entry manifest:full-path="Pictures/1000193F000003640000012760F3C3F640BB6E61.svg" manifest:media-type="image/svg+xml"/>
  <manifest:file-entry manifest:full-path="Pictures/100000010000001F00000010CF9B56519E56727D.png" manifest:media-type="image/png"/>
  <manifest:file-entry manifest:full-path="Pictures/100000010000001F00000010FCFEAB57E80458E7.png" manifest:media-type="image/png"/>
  <manifest:file-entry manifest:full-path="Pictures/1000000100001918000021903CEF91B8E4EEB819.png" manifest:media-type="image/png"/>
  <manifest:file-entry manifest:full-path="Pictures/100078FA0001ABC600023C24E28B0DEB07D610D1.pdf" manifest:media-type="application/pdf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87cm" svg:height="18.307cm" svg:x="0.097cm" svg:y="0.474cm">
          <draw:image xlink:href="Pictures/100078FA0001ABC600023C24E28B0DEB07D610D1.pdf" xlink:type="simple" xlink:show="embed" xlink:actuate="onLoad" draw:mime-type="application/pdf">
            <text:p/>
          </draw:image>
          <draw:image xlink:href="Pictures/1000000100001918000021903CEF91B8E4EEB819.png" xlink:type="simple" xlink:show="embed" xlink:actuate="onLoad" draw:mime-type="image/png"/>
        </draw:frame>
        <draw:frame draw:style-name="gr1" draw:text-style-name="P1" draw:layer="layout" svg:width="3.468cm" svg:height="1.176cm" svg:x="9.389cm" svg:y="0.945cm">
          <draw:image xlink:href="Pictures/1000193F000003640000012760F3C3F640BB6E61.svg" xlink:type="simple" xlink:show="embed" xlink:actuate="onLoad" draw:mime-type="image/svg+xml">
            <text:p/>
          </draw:image>
          <draw:image xlink:href="Pictures/100000010000003300000011C26B1D6EE66BB623.png" xlink:type="simple" xlink:show="embed" xlink:actuate="onLoad" draw:mime-type="image/png"/>
          <svg:title>TexMaths</svg:title>
          <svg:desc>40§latex§^{163}Lu§svg§600§TRUE§</svg:desc>
        </draw:frame>
        <draw:frame draw:style-name="gr1" draw:text-style-name="P1" draw:layer="layout" svg:width="1.807cm" svg:height="0.689cm" svg:x="2.892cm" svg:y="17.846cm">
          <draw:image xlink:href="Pictures/100015E0000002F20000012073A6C16C323D8340.svg" xlink:type="simple" xlink:show="embed" xlink:actuate="onLoad" draw:mime-type="image/svg+xml">
            <text:p/>
          </draw:image>
          <draw:image xlink:href="Pictures/100000010000002C000000113EB9F9D0AD84E2CE.png" xlink:type="simple" xlink:show="embed" xlink:actuate="onLoad" draw:mime-type="image/png"/>
          <svg:title>TexMaths</svg:title>
          <svg:desc>24§latex§yrast§svg§600§TRUE§</svg:desc>
        </draw:frame>
        <draw:frame draw:style-name="gr1" draw:text-style-name="P1" draw:layer="layout" svg:width="1.267cm" svg:height="0.646cm" svg:x="5.894cm" svg:y="16.747cm">
          <draw:image xlink:href="Pictures/1000105B000002110000010E8BE34BC22EEC3717.svg" xlink:type="simple" xlink:show="embed" xlink:actuate="onLoad" draw:mime-type="image/svg+xml">
            <text:p/>
          </draw:image>
          <draw:image xlink:href="Pictures/100000010000001F00000010FCFEAB57E80458E7.png" xlink:type="simple" xlink:show="embed" xlink:actuate="onLoad" draw:mime-type="image/png"/>
          <svg:title>TexMaths</svg:title>
          <svg:desc>24§latex§n_{w_2}§svg§600§TRUE§</svg:desc>
        </draw:frame>
        <draw:frame draw:style-name="gr1" draw:text-style-name="P1" draw:layer="layout" svg:width="1.27cm" svg:height="0.655cm" svg:x="8.495cm" svg:y="15.948cm">
          <draw:image xlink:href="Pictures/100011F3000002120000011201924D9AE9EBC5B2.svg" xlink:type="simple" xlink:show="embed" xlink:actuate="onLoad" draw:mime-type="image/svg+xml">
            <text:p/>
          </draw:image>
          <draw:image xlink:href="Pictures/100000010000001F00000010915B3FE1ABC9704F.png" xlink:type="simple" xlink:show="embed" xlink:actuate="onLoad" draw:mime-type="image/png"/>
          <svg:title>TexMaths</svg:title>
          <svg:desc>24§latex§n_{w_3}§svg§600§TRUE§</svg:desc>
        </draw:frame>
        <draw:frame draw:style-name="gr1" draw:text-style-name="P1" draw:layer="layout" svg:width="1.277cm" svg:height="0.646cm" svg:x="11.196cm" svg:y="13.749cm">
          <draw:image xlink:href="Pictures/10000F21000002150000010EDCBE292FFF52FFA5.svg" xlink:type="simple" xlink:show="embed" xlink:actuate="onLoad" draw:mime-type="image/svg+xml">
            <text:p/>
          </draw:image>
          <draw:image xlink:href="Pictures/100000010000001F00000010CF9B56519E56727D.png" xlink:type="simple" xlink:show="embed" xlink:actuate="onLoad" draw:mime-type="image/png"/>
          <svg:title>TexMaths</svg:title>
          <svg:desc>24§latex§n_{w_4}§svg§600§TRUE§</svg:desc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19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2:20:40.604484545</meta:creation-date>
    <dc:date>2023-05-13T13:18:45.953079230</dc:date>
    <meta:editing-duration>PT5M37S</meta:editing-duration>
    <meta:editing-cycles>4</meta:editing-cycles>
    <meta:generator>LibreOffice/7.5.3.2$MacOSX_AARCH64 LibreOffice_project/9f56dff12ba03b9acd7730a5a481eea045e468f3</meta:generator>
    <meta:document-statistic meta:object-count="6"/>
  </office:meta>
</office:document-meta>
</file>